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100727" officeooo:paragraph-rsid="00100727"/>
    </style:style>
    <style:style style:name="P2" style:family="paragraph" style:parent-style-name="Standard">
      <style:paragraph-properties fo:text-align="center" style:justify-single-word="false"/>
      <style:text-properties style:font-name="Times New Roman" officeooo:rsid="00100727" officeooo:paragraph-rsid="00100727"/>
    </style:style>
    <style:style style:name="P3" style:family="paragraph" style:parent-style-name="Standard">
      <style:paragraph-properties fo:text-align="justify" style:justify-single-word="false"/>
      <style:text-properties style:font-name="Times New Roman" officeooo:rsid="00100727" officeooo:paragraph-rsid="00100727"/>
    </style:style>
    <style:style style:name="P4" style:family="paragraph" style:parent-style-name="Standard">
      <style:paragraph-properties fo:text-align="start" style:justify-single-word="false"/>
      <style:text-properties style:font-name="Times New Roman" officeooo:rsid="00100727" officeooo:paragraph-rsid="00100727"/>
    </style:style>
    <style:style style:name="P5" style:family="paragraph" style:parent-style-name="Standard">
      <style:paragraph-properties fo:text-align="start" style:justify-single-word="false"/>
      <style:text-properties style:font-name="Times New Roman" officeooo:rsid="00100727" officeooo:paragraph-rsid="00119f36"/>
    </style:style>
    <style:style style:name="P6" style:family="paragraph" style:parent-style-name="Standard">
      <style:paragraph-properties fo:text-align="justify" style:justify-single-word="false"/>
      <style:text-properties style:font-name="Times New Roman" fo:font-weight="bold" officeooo:rsid="00100727" officeooo:paragraph-rsid="00100727" style:font-weight-asian="bold" style:font-weight-complex="bold"/>
    </style:style>
    <style:style style:name="P7" style:family="paragraph" style:parent-style-name="Standard">
      <style:paragraph-properties fo:text-align="center" style:justify-single-word="false"/>
      <style:text-properties style:font-name="Times New Roman" fo:font-size="13pt" fo:font-weight="normal" officeooo:rsid="00100727" officeooo:paragraph-rsid="00100727" style:font-size-asian="13pt" style:font-weight-asian="normal" style:font-size-complex="13pt" style:font-weight-complex="normal"/>
    </style:style>
    <style:style style:name="P8" style:family="paragraph" style:parent-style-name="Standard" style:master-page-name="">
      <style:paragraph-properties fo:margin-left="0cm" fo:margin-right="-0.7cm" fo:text-indent="0cm" style:auto-text-indent="false" style:page-number="auto"/>
      <style:text-properties officeooo:rsid="00100727" officeooo:paragraph-rsid="00100727"/>
    </style:style>
    <style:style style:name="P9" style:family="paragraph" style:parent-style-name="Standard">
      <style:paragraph-properties fo:text-align="justify" style:justify-single-word="false"/>
      <style:text-properties style:font-name="Times New Roman" fo:font-size="12pt" officeooo:rsid="00100727" officeooo:paragraph-rsid="00100727" style:font-size-asian="12pt" style:font-size-complex="12pt"/>
    </style:style>
    <style:style style:name="P10" style:family="paragraph" style:parent-style-name="Standard">
      <style:paragraph-properties fo:text-align="center" style:justify-single-word="false"/>
      <style:text-properties style:font-name="Times New Roman" fo:font-size="12pt" fo:font-weight="normal" officeooo:rsid="00119f36" officeooo:paragraph-rsid="00100727"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officeooo:rsid="00119f36" style:font-size-asian="12pt" style:font-size-complex="12pt"/>
    </style:style>
    <style:style style:name="T4" style:family="text">
      <style:text-properties officeooo:rsid="00119f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p>
      <text:p text:style-name="P2">Trabalho De Banco de Dados</text:p>
      <text:p text:style-name="P1"/>
      <text:p text:style-name="P1"><text:span text:style-name="T1">Domínio:</text:span> Sistema de Locação de Filmes de uma Locadora.</text:p>
      <text:p text:style-name="P1"/>
      <text:p text:style-name="P10">Resumo do Trabalho</text:p>
      <text:p text:style-name="P7"/>
      <text:p text:style-name="P3"><text:span text:style-name="T2"><text:s text:c="5"/>O sistema deverá gerenciar todo o serviço realizado na locadora, ou seja, deverá realizar locações, devoluções, cadastros, reservas, realizar pesquisas tais como: saber se um determinado filme está disponível ou não, levantar as locações que estão atrasadas, quais filmes um determinado cliente já locou, quais os filmes mais alocados, clientes que mais alocou filmes, </text:span><text:span text:style-name="T3">dentre outras</text:span><text:span text:style-name="T2">.</text:span></text:p>
      <text:p text:style-name="P9"/>
      <text:p text:style-name="P2"><text:s/><text:span text:style-name="T4">Requsitos do Sistema</text:span></text:p>
      <text:p text:style-name="P4"/>
      <text:p text:style-name="P5"><text:s text:c="7"/><text:span text:style-name="T4">A implementação do sistema visa facilitar as funções de empréstimos, devoluções, cadastros e reservas de filmes, realização de pesquisas e etc.</text:span></text:p>
      <text:p text:style-name="P4"/>
      <text:p text:style-name="P6">Principais Entidades:</text:p>
      <text:p text:style-name="P3"/>
      <text:p text:style-name="P9">- Cliente.</text:p>
      <text:p text:style-name="P3">- Filmes.</text:p>
      <text:p text:style-name="P9">- Locação.</text:p>
      <text:p text:style-name="P3"/>
      <text:p text:style-name="P3"/>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7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0T20:18:47.244431011</meta:creation-date>
    <dc:date>2014-11-10T20:56:20.150878943</dc:date>
    <meta:editing-duration>PT15M</meta:editing-duration>
    <meta:editing-cycles>3</meta:editing-cycles>
    <meta:generator>LibreOffice/4.2.6.3$Linux_x86 LibreOffice_project/420m0$Build-3</meta:generator>
    <meta:document-statistic meta:table-count="0" meta:image-count="0" meta:object-count="0" meta:page-count="1" meta:paragraph-count="11" meta:word-count="105" meta:character-count="708" meta:non-whitespace-character-count="599"/>
  </office:meta>
</office:document-meta>
</file>